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1028in" svg:height="4.2248in" svg:x="8.1098in" svg:y="1.987in">
            <draw:object draw:notify-on-update-of-ranges="Sheet1.A2:Sheet1.A9 Sheet1.B1:Sheet1.B1 Sheet1.B2:Sheet1.B9 Sheet1.F1:Sheet1.F1 Sheet1.F2:Sheet1.F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9181in" svg:height="4.4535in" svg:x="0.2118in" svg:y="1.9469in">
            <draw:object draw:notify-on-update-of-ranges="Sheet1.A2:Sheet1.A9 Sheet1.C1:Sheet1.C1 Sheet1.C2:Sheet1.C9 Sheet1.D1:Sheet1.D1 Sheet1.D2:Sheet1.D9 Sheet1.E1:Sheet1.E1 Sheet1.E2:Sheet1.E9 Sheet1.B1:Sheet1.B1 Sheet1.B2:Sheet1.B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in" svg:height="3.5449in" svg:x="0.8768in" svg:y="6.5457in">
            <draw:object draw:notify-on-update-of-ranges="Sheet1.J2:Sheet1.J9 Sheet1.K2:Sheet1.K9 Sheet1.L2:Sheet1.L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.0063in" svg:height="3.9409in" svg:x="8.7874in" svg:y="6.2717in">
            <draw:object draw:notify-on-update-of-ranges="Sheet1.B1:Sheet1.B1 Sheet1.B2:Sheet1.B9 Sheet1.F1:Sheet1.F1 Sheet1.F2:Sheet1.F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1" table:number-columns-repeated="3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magesize</text:p>
          </table:table-cell>
          <table:table-cell office:value-type="string" calcext:value-type="string">
            <text:p>SaveAndStore</text:p>
          </table:table-cell>
          <table:table-cell office:value-type="string" calcext:value-type="string">
            <text:p>LoadAndStart</text:p>
          </table:table-cell>
          <table:table-cell office:value-type="string" calcext:value-type="string">
            <text:p>CleanUp</text:p>
          </table:table-cell>
          <table:table-cell office:value-type="string" calcext:value-type="string">
            <text:p>Combined Time</text:p>
          </table:table-cell>
          <table:table-cell table:number-columns-repeated="3"/>
          <table:table-cell table:style-name="Default" office:value-type="string" calcext:value-type="string">
            <text:p>Ratio_Start</text:p>
          </table:table-cell>
          <table:table-cell table:style-name="Default" office:value-type="string" calcext:value-type="string">
            <text:p>Ratio_Load</text:p>
          </table:table-cell>
          <table:table-cell table:style-name="Default" office:value-type="string" calcext:value-type="string">
            <text:p>Ratio_Com</text:p>
          </table:table-cell>
          <table:table-cell table:number-columns-repeated="2"/>
          <table:table-cell office:value-type="string" calcext:value-type="string">
            <text:p>Disc – Network – Memor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usybox</text:p>
          </table:table-cell>
          <table:table-cell office:value-type="float" office:value="1" calcext:value-type="float">
            <text:p>1</text:p>
          </table:table-cell>
          <table:table-cell office:value-type="float" office:value="0.4731" calcext:value-type="float">
            <text:p>0.4731</text:p>
          </table:table-cell>
          <table:table-cell office:value-type="float" office:value="0.5707" calcext:value-type="float">
            <text:p>0.5707</text:p>
          </table:table-cell>
          <table:table-cell office:value-type="float" office:value="0.0134" calcext:value-type="float">
            <text:p>0.0134</text:p>
          </table:table-cell>
          <table:table-cell table:formula="of:=[.C2]+[.D2]+[.E2]" office:value-type="float" office:value="1.0572" calcext:value-type="float">
            <text:p>1.0572</text:p>
          </table:table-cell>
          <table:table-cell table:number-columns-repeated="3"/>
          <table:table-cell table:formula="of:=[.B2]/[.C2]" office:value-type="float" office:value="2.1137180300148" calcext:value-type="float">
            <text:p>2.11</text:p>
          </table:table-cell>
          <table:table-cell table:formula="of:=[.B2]/[.D2]" office:value-type="float" office:value="1.75223409847556" calcext:value-type="float">
            <text:p>1.75</text:p>
          </table:table-cell>
          <table:table-cell table:formula="of:=[.B2]/[.F2]" office:value-type="float" office:value="0.945894816496405" calcext:value-type="float">
            <text:p>0.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5" calcext:value-type="float">
            <text:p>5</text:p>
          </table:table-cell>
          <table:table-cell office:value-type="float" office:value="0.8182" calcext:value-type="float">
            <text:p>0.8182</text:p>
          </table:table-cell>
          <table:table-cell office:value-type="float" office:value="1.2252" calcext:value-type="float">
            <text:p>1.2252</text:p>
          </table:table-cell>
          <table:table-cell office:value-type="float" office:value="0.0101" calcext:value-type="float">
            <text:p>0.0101</text:p>
          </table:table-cell>
          <table:table-cell table:formula="of:=[.C3]+[.D3]+[.E3]" office:value-type="float" office:value="2.0535" calcext:value-type="float">
            <text:p>2.0535</text:p>
          </table:table-cell>
          <table:table-cell table:number-columns-repeated="3"/>
          <table:table-cell table:formula="of:=[.B3]/[.C3]" office:value-type="float" office:value="6.11097531165974" calcext:value-type="float">
            <text:p>6.11</text:p>
          </table:table-cell>
          <table:table-cell table:formula="of:=[.B3]/[.D3]" office:value-type="float" office:value="4.08096637283709" calcext:value-type="float">
            <text:p>4.08</text:p>
          </table:table-cell>
          <table:table-cell table:formula="of:=[.B3]/[.F3]" office:value-type="float" office:value="2.43486729973216" calcext:value-type="float">
            <text:p>2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buntu</text:p>
          </table:table-cell>
          <table:table-cell office:value-type="float" office:value="73" calcext:value-type="float">
            <text:p>73</text:p>
          </table:table-cell>
          <table:table-cell office:value-type="float" office:value="2.0838" calcext:value-type="float">
            <text:p>2.0838</text:p>
          </table:table-cell>
          <table:table-cell office:value-type="float" office:value="6.0022" calcext:value-type="float">
            <text:p>6.0022</text:p>
          </table:table-cell>
          <table:table-cell office:value-type="float" office:value="0.0152" calcext:value-type="float">
            <text:p>0.0152</text:p>
          </table:table-cell>
          <table:table-cell table:formula="of:=[.C4]+[.D4]+[.E4]" office:value-type="float" office:value="8.1012" calcext:value-type="float">
            <text:p>8.1012</text:p>
          </table:table-cell>
          <table:table-cell table:number-columns-repeated="3"/>
          <table:table-cell table:formula="of:=[.B4]/[.C4]" office:value-type="float" office:value="35.0321527977733" calcext:value-type="float">
            <text:p>35.03</text:p>
          </table:table-cell>
          <table:table-cell table:formula="of:=[.B4]/[.D4]" office:value-type="float" office:value="12.1622071906967" calcext:value-type="float">
            <text:p>12.16</text:p>
          </table:table-cell>
          <table:table-cell table:formula="of:=[.B4]/[.F4]" office:value-type="float" office:value="9.01101071446205" calcext:value-type="float">
            <text:p>9.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105" calcext:value-type="float">
            <text:p>105</text:p>
          </table:table-cell>
          <table:table-cell office:value-type="float" office:value="2.0095" calcext:value-type="float">
            <text:p>2.0095</text:p>
          </table:table-cell>
          <table:table-cell office:value-type="float" office:value="3.5327" calcext:value-type="float">
            <text:p>3.5327</text:p>
          </table:table-cell>
          <table:table-cell office:value-type="float" office:value="0.65" calcext:value-type="float">
            <text:p>0.65</text:p>
          </table:table-cell>
          <table:table-cell table:formula="of:=[.C5]+[.D5]+[.E5]" office:value-type="float" office:value="6.1922" calcext:value-type="float">
            <text:p>6.1922</text:p>
          </table:table-cell>
          <table:table-cell table:number-columns-repeated="3"/>
          <table:table-cell table:formula="of:=[.B5]/[.C5]" office:value-type="float" office:value="52.2518039313262" calcext:value-type="float">
            <text:p>52.25</text:p>
          </table:table-cell>
          <table:table-cell table:formula="of:=[.B5]/[.D5]" office:value-type="float" office:value="29.7223087157132" calcext:value-type="float">
            <text:p>29.72</text:p>
          </table:table-cell>
          <table:table-cell table:formula="of:=[.B5]/[.F5]" office:value-type="float" office:value="16.9568166402894" calcext:value-type="float">
            <text:p>16.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ngo</text:p>
          </table:table-cell>
          <table:table-cell office:value-type="float" office:value="449" calcext:value-type="float">
            <text:p>449</text:p>
          </table:table-cell>
          <table:table-cell office:value-type="float" office:value="12.4135" calcext:value-type="float">
            <text:p>12.4135</text:p>
          </table:table-cell>
          <table:table-cell office:value-type="float" office:value="18.2322" calcext:value-type="float">
            <text:p>18.2322</text:p>
          </table:table-cell>
          <table:table-cell office:value-type="float" office:value="0.4842" calcext:value-type="float">
            <text:p>0.4842</text:p>
          </table:table-cell>
          <table:table-cell table:formula="of:=[.C6]+[.D6]+[.E6]" office:value-type="float" office:value="31.1299" calcext:value-type="float">
            <text:p>31.1299</text:p>
          </table:table-cell>
          <table:table-cell table:number-columns-repeated="3"/>
          <table:table-cell table:formula="of:=[.B6]/[.C6]" office:value-type="float" office:value="36.1702984653804" calcext:value-type="float">
            <text:p>36.17</text:p>
          </table:table-cell>
          <table:table-cell table:formula="of:=[.B6]/[.D6]" office:value-type="float" office:value="24.6267592501179" calcext:value-type="float">
            <text:p>24.63</text:p>
          </table:table-cell>
          <table:table-cell table:formula="of:=[.B6]/[.F6]" office:value-type="float" office:value="14.4234321343788" calcext:value-type="float">
            <text:p>14.42</text:p>
          </table:table-cell>
          <table:table-cell table:number-columns-repeated="4"/>
          <table:table-cell office:value-type="string" calcext:value-type="string">
            <text:p>PyServer1</text:p>
          </table:table-cell>
          <table:table-cell office:value-type="float" office:value="885" calcext:value-type="float">
            <text:p>885</text:p>
          </table:table-cell>
          <table:table-cell office:value-type="float" office:value="32.6744" calcext:value-type="float">
            <text:p>32.6744</text:p>
          </table:table-cell>
          <table:table-cell office:value-type="float" office:value="18.0422" calcext:value-type="float">
            <text:p>18.0422</text:p>
          </table:table-cell>
          <table:table-cell office:value-type="float" office:value="10.5479" calcext:value-type="float">
            <text:p>10.5479</text:p>
          </table:table-cell>
          <table:table-cell table:formula="of:=[.S6]+[.T6]+[.U6]" office:value-type="float" office:value="61.2645" calcext:value-type="float">
            <text:p>61.2645</text:p>
          </table:table-cell>
        </table:table-row>
        <table:table-row table:style-name="ro1">
          <table:table-cell office:value-type="string" calcext:value-type="string">
            <text:p>Wordpress</text:p>
          </table:table-cell>
          <table:table-cell office:value-type="float" office:value="550" calcext:value-type="float">
            <text:p>550</text:p>
          </table:table-cell>
          <table:table-cell office:value-type="float" office:value="18.5825" calcext:value-type="float">
            <text:p>18.5825</text:p>
          </table:table-cell>
          <table:table-cell office:value-type="float" office:value="24.3371" calcext:value-type="float">
            <text:p>24.3371</text:p>
          </table:table-cell>
          <table:table-cell office:value-type="float" office:value="1.8079" calcext:value-type="float">
            <text:p>1.8079</text:p>
          </table:table-cell>
          <table:table-cell table:formula="of:=[.C7]+[.D7]+[.E7]" office:value-type="float" office:value="44.7275" calcext:value-type="float">
            <text:p>44.7275</text:p>
          </table:table-cell>
          <table:table-cell table:number-columns-repeated="3"/>
          <table:table-cell table:formula="of:=[.B7]/[.C7]" office:value-type="float" office:value="29.59773980896" calcext:value-type="float">
            <text:p>29.60</text:p>
          </table:table-cell>
          <table:table-cell table:formula="of:=[.B7]/[.D7]" office:value-type="float" office:value="22.5992414872766" calcext:value-type="float">
            <text:p>22.60</text:p>
          </table:table-cell>
          <table:table-cell table:formula="of:=[.B7]/[.F7]" office:value-type="float" office:value="12.2966854843217" calcext:value-type="float">
            <text:p>12.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556" calcext:value-type="float">
            <text:p>556</text:p>
          </table:table-cell>
          <table:table-cell office:value-type="float" office:value="14.5867" calcext:value-type="float">
            <text:p>14.5867</text:p>
          </table:table-cell>
          <table:table-cell office:value-type="float" office:value="18.8492" calcext:value-type="float">
            <text:p>18.8492</text:p>
          </table:table-cell>
          <table:table-cell office:value-type="float" office:value="0.0227" calcext:value-type="float">
            <text:p>0.0227</text:p>
          </table:table-cell>
          <table:table-cell table:formula="of:=[.C8]+[.D8]+[.E8]" office:value-type="float" office:value="33.4586" calcext:value-type="float">
            <text:p>33.4586</text:p>
          </table:table-cell>
          <table:table-cell table:number-columns-repeated="3"/>
          <table:table-cell table:formula="of:=[.B8]/[.C8]" office:value-type="float" office:value="38.1169147236866" calcext:value-type="float">
            <text:p>38.12</text:p>
          </table:table-cell>
          <table:table-cell table:formula="of:=[.B8]/[.D8]" office:value-type="float" office:value="29.4972730938183" calcext:value-type="float">
            <text:p>29.50</text:p>
          </table:table-cell>
          <table:table-cell table:formula="of:=[.B8]/[.F8]" office:value-type="float" office:value="16.6175512424309" calcext:value-type="float">
            <text:p>16.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de</text:p>
          </table:table-cell>
          <table:table-cell office:value-type="float" office:value="936" calcext:value-type="float">
            <text:p>936</text:p>
          </table:table-cell>
          <table:table-cell office:value-type="float" office:value="33.1705" calcext:value-type="float">
            <text:p>33.1705</text:p>
          </table:table-cell>
          <table:table-cell office:value-type="float" office:value="45.7925" calcext:value-type="float">
            <text:p>45.7925</text:p>
          </table:table-cell>
          <table:table-cell office:value-type="float" office:value="0.0954" calcext:value-type="float">
            <text:p>0.0954</text:p>
          </table:table-cell>
          <table:table-cell table:formula="of:=[.C9]+[.D9]+[.E9]" office:value-type="float" office:value="79.0584" calcext:value-type="float">
            <text:p>79.0584</text:p>
          </table:table-cell>
          <table:table-cell table:number-columns-repeated="3"/>
          <table:table-cell table:formula="of:=[.B9]/[.C9]" office:value-type="float" office:value="28.2178441687644" calcext:value-type="float">
            <text:p>28.22</text:p>
          </table:table-cell>
          <table:table-cell table:formula="of:=[.B9]/[.D9]" office:value-type="float" office:value="20.4400283889283" calcext:value-type="float">
            <text:p>20.44</text:p>
          </table:table-cell>
          <table:table-cell table:formula="of:=[.B9]/[.F9]" office:value-type="float" office:value="11.8393491393704" calcext:value-type="float">
            <text:p>11.84</text:p>
          </table:table-cell>
          <table:table-cell table:number-columns-repeated="10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Sheet1.A2:Sheet1.E1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08:56:12.409032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15:28:50.067412348</meta:creation-date>
    <dc:date>2021-04-22T15:23:47.492627425</dc:date>
    <meta:editing-duration>PT5H48M59S</meta:editing-duration>
    <meta:editing-cycles>3</meta:editing-cycles>
    <meta:generator>LibreOffice/6.4.7.2$Linux_X86_64 LibreOffice_project/40$Build-2</meta:generator>
    <meta:document-statistic meta:table-count="1" meta:cell-count="88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62cm" svg:height="10.732cm" xlink:href=".." xlink:type="simple" chart:class="chart:line" chart:style-name="ch1">
        <chart:legend chart:legend-position="end" svg:x="21.91cm" svg:y="4.818cm" style:legend-expansion="high" chart:style-name="ch2"/>
        <chart:plot-area chart:style-name="ch3" table:cell-range-address="Sheet1.A2:Sheet1.B9 Sheet1.A1:Sheet1.B1 Sheet1.F1:Sheet1.F9" chart:data-source-has-labels="both" svg:x="1.524cm" svg:y="0.214cm" svg:width="18.799cm" svg:height="10.304cm">
          <chartooo:coordinate-region svg:x="2.516cm" svg:y="0.413cm" svg:width="17.185cm" svg:height="9.458cm"/>
          <chart:axis chart:dimension="x" chart:name="primary-x" chart:style-name="ch4" chartooo:axis-type="auto">
            <chartooo:date-scale/>
            <chart:categories table:cell-range-address="Sheet1.A2:Sheet1.A9"/>
          </chart:axis>
          <chart:axis chart:dimension="y" chart:name="primary-y" chart:style-name="ch4">
            <chart:title svg:x="0.451cm" svg:y="6.548cm" chart:style-name="ch5">
              <text:p>Imagesize (MB)</text:p>
            </chart:title>
            <chart:grid chart:style-name="ch6" chart:class="major"/>
          </chart:axis>
          <chart:axis chart:dimension="y" chart:name="secondary-y" chart:style-name="ch7">
            <chart:title svg:x="20.836cm" svg:y="7.328cm" chart:style-name="ch5">
              <text:p>Combined Time (seconds)</text:p>
            </chart:title>
          </chart:axis>
          <chart:series chart:attached-axis="primary-y" chart:style-name="ch8" chart:values-cell-range-address="Sheet1.B2:Sheet1.B9" chart:label-cell-address="Sheet1.B1:Sheet1.B1" chart:class="chart:line">
            <chart:data-point chart:repeated="8"/>
          </chart:series>
          <chart:series chart:attached-axis="secondary-y" chart:style-name="ch9" chart:values-cell-range-address="Sheet1.F2:Sheet1.F9" chart:label-cell-address="Sheet1.F1:Sheet1.F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magesize</text:p>
                <draw:g>
                  <svg:desc>Sheet1.B1:Sheet1.B1</svg:desc>
                </draw:g>
              </table:table-cell>
              <table:table-cell office:value-type="string">
                <text:p>Combined Tim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sybox</text:p>
                <draw:g>
                  <svg:desc>Sheet1.A2:Sheet1.A9</svg:desc>
                </draw:g>
              </table:table-cell>
              <table:table-cell office:value-type="float" office:value="1">
                <text:p>1</text:p>
                <draw:g>
                  <svg:desc>Sheet1.B2:Sheet1.B9</svg:desc>
                </draw:g>
              </table:table-cell>
              <table:table-cell office:value-type="float" office:value="1.0572">
                <text:p>1.0572</text:p>
                <draw:g>
                  <svg:desc>Sheet1.F2:Sheet1.F9</svg:desc>
                </draw:g>
              </table:table-cell>
            </table:table-row>
            <table:table-row>
              <table:table-cell office:value-type="string">
                <text:p>Alpine</text:p>
              </table:table-cell>
              <table:table-cell office:value-type="float" office:value="5">
                <text:p>5</text:p>
              </table:table-cell>
              <table:table-cell office:value-type="float" office:value="2.0535">
                <text:p>2.0535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73">
                <text:p>73</text:p>
              </table:table-cell>
              <table:table-cell office:value-type="float" office:value="8.1012">
                <text:p>8.1012</text:p>
              </table:table-cell>
            </table:table-row>
            <table:table-row>
              <table:table-cell office:value-type="string">
                <text:p>Redis</text:p>
              </table:table-cell>
              <table:table-cell office:value-type="float" office:value="105">
                <text:p>105</text:p>
              </table:table-cell>
              <table:table-cell office:value-type="float" office:value="6.1922">
                <text:p>6.1922</text:p>
              </table:table-cell>
            </table:table-row>
            <table:table-row>
              <table:table-cell office:value-type="string">
                <text:p>Mongo</text:p>
              </table:table-cell>
              <table:table-cell office:value-type="float" office:value="449">
                <text:p>449</text:p>
              </table:table-cell>
              <table:table-cell office:value-type="float" office:value="31.1299">
                <text:p>31.1299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550">
                <text:p>550</text:p>
              </table:table-cell>
              <table:table-cell office:value-type="float" office:value="44.7275">
                <text:p>44.7275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556">
                <text:p>556</text:p>
              </table:table-cell>
              <table:table-cell office:value-type="float" office:value="33.4586">
                <text:p>33.4586</text:p>
              </table:table-cell>
            </table:table-row>
            <table:table-row>
              <table:table-cell office:value-type="string">
                <text:p>Node</text:p>
              </table:table-cell>
              <table:table-cell office:value-type="float" office:value="936">
                <text:p>936</text:p>
              </table:table-cell>
              <table:table-cell office:value-type="float" office:value="79.0584">
                <text:p>79.0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113cm" svg:height="11.313cm" xlink:href=".." xlink:type="simple" chart:class="chart:bar" chart:column-mapping="1 2 3 0" chart:style-name="ch1">
        <chart:legend chart:legend-position="end" svg:x="16.546cm" svg:y="4.61cm" style:legend-expansion="high" chart:style-name="ch2"/>
        <chart:plot-area chart:style-name="ch3" table:cell-range-address="Sheet1.A1:Sheet1.E9" chart:data-source-has-labels="both" svg:x="1.413cm" svg:y="0.226cm" svg:width="13.768cm" svg:height="10.861cm">
          <chartooo:coordinate-region svg:x="2.034cm" svg:y="0.426cm" svg:width="12.154cm" svg:height="10.014cm"/>
          <chart:axis chart:dimension="x" chart:name="primary-x" chart:style-name="ch4" chartooo:axis-type="auto">
            <chartooo:date-scale/>
            <chart:categories table:cell-range-address="Sheet1.A2:Sheet1.A9"/>
          </chart:axis>
          <chart:axis chart:dimension="y" chart:name="primary-y" chart:style-name="ch5">
            <chart:title svg:x="0.451cm" svg:y="7.023cm" chart:style-name="ch6">
              <text:p>Workload Time (s)</text:p>
            </chart:title>
            <chart:grid chart:style-name="ch7" chart:class="major"/>
          </chart:axis>
          <chart:axis chart:dimension="y" chart:name="secondary-y" chart:style-name="ch8">
            <chart:title svg:x="15.583cm" svg:y="6.838cm" chart:style-name="ch6">
              <text:p>Imagesize (MB)</text:p>
            </chart:title>
          </chart:axis>
          <chart:series chart:attached-axis="primary-y" chart:style-name="ch9" chart:values-cell-range-address="Sheet1.C2:Sheet1.C9" chart:label-cell-address="Sheet1.C1:Sheet1.C1" chart:class="chart:bar">
            <chart:data-point chart:repeated="8"/>
          </chart:series>
          <chart:series chart:attached-axis="primary-y" chart:style-name="ch10" chart:values-cell-range-address="Sheet1.D2:Sheet1.D9" chart:label-cell-address="Sheet1.D1:Sheet1.D1" chart:class="chart:bar">
            <chart:data-point chart:repeated="5"/>
            <chart:data-point chart:style-name="ch11"/>
            <chart:data-point chart:repeated="2"/>
          </chart:series>
          <chart:series chart:attached-axis="primary-y" chart:style-name="ch12" chart:values-cell-range-address="Sheet1.E2:Sheet1.E9" chart:label-cell-address="Sheet1.E1:Sheet1.E1" chart:class="chart:bar">
            <chart:data-point chart:repeated="8"/>
          </chart:series>
          <chart:series chart:attached-axis="secondary-y" chart:style-name="ch13" chart:values-cell-range-address="Sheet1.B2:Sheet1.B9" chart:label-cell-address="Sheet1.B1:Sheet1.B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veAndStore</text:p>
                <draw:g>
                  <svg:desc>Sheet1.C1:Sheet1.C1</svg:desc>
                </draw:g>
              </table:table-cell>
              <table:table-cell office:value-type="string">
                <text:p>LoadAndStart</text:p>
                <draw:g>
                  <svg:desc>Sheet1.D1:Sheet1.D1</svg:desc>
                </draw:g>
              </table:table-cell>
              <table:table-cell office:value-type="string">
                <text:p>CleanUp</text:p>
                <draw:g>
                  <svg:desc>Sheet1.E1:Sheet1.E1</svg:desc>
                </draw:g>
              </table:table-cell>
              <table:table-cell office:value-type="string">
                <text:p>Imagesiz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sybox</text:p>
                <draw:g>
                  <svg:desc>Sheet1.A2:Sheet1.A9</svg:desc>
                </draw:g>
              </table:table-cell>
              <table:table-cell office:value-type="float" office:value="0.4731">
                <text:p>0.4731</text:p>
                <draw:g>
                  <svg:desc>Sheet1.C2:Sheet1.C9</svg:desc>
                </draw:g>
              </table:table-cell>
              <table:table-cell office:value-type="float" office:value="0.5707">
                <text:p>0.5707</text:p>
                <draw:g>
                  <svg:desc>Sheet1.D2:Sheet1.D9</svg:desc>
                </draw:g>
              </table:table-cell>
              <table:table-cell office:value-type="float" office:value="0.0134">
                <text:p>0.0134</text:p>
                <draw:g>
                  <svg:desc>Sheet1.E2:Sheet1.E9</svg:desc>
                </draw:g>
              </table:table-cell>
              <table:table-cell office:value-type="float" office:value="1">
                <text:p>1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Alpine</text:p>
              </table:table-cell>
              <table:table-cell office:value-type="float" office:value="0.8182">
                <text:p>0.8182</text:p>
              </table:table-cell>
              <table:table-cell office:value-type="float" office:value="1.2252">
                <text:p>1.2252</text:p>
              </table:table-cell>
              <table:table-cell office:value-type="float" office:value="0.0101">
                <text:p>0.01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Ubuntu</text:p>
              </table:table-cell>
              <table:table-cell office:value-type="float" office:value="2.0838">
                <text:p>2.0838</text:p>
              </table:table-cell>
              <table:table-cell office:value-type="float" office:value="6.0022">
                <text:p>6.0022</text:p>
              </table:table-cell>
              <table:table-cell office:value-type="float" office:value="0.0152">
                <text:p>0.01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Redis</text:p>
              </table:table-cell>
              <table:table-cell office:value-type="float" office:value="2.0095">
                <text:p>2.0095</text:p>
              </table:table-cell>
              <table:table-cell office:value-type="float" office:value="3.5327">
                <text:p>3.5327</text:p>
              </table:table-cell>
              <table:table-cell office:value-type="float" office:value="0.65">
                <text:p>0.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Mongo</text:p>
              </table:table-cell>
              <table:table-cell office:value-type="float" office:value="12.4135">
                <text:p>12.4135</text:p>
              </table:table-cell>
              <table:table-cell office:value-type="float" office:value="18.2322">
                <text:p>18.2322</text:p>
              </table:table-cell>
              <table:table-cell office:value-type="float" office:value="0.4842">
                <text:p>0.484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Wordpress</text:p>
              </table:table-cell>
              <table:table-cell office:value-type="float" office:value="18.5825">
                <text:p>18.5825</text:p>
              </table:table-cell>
              <table:table-cell office:value-type="float" office:value="24.3371">
                <text:p>24.3371</text:p>
              </table:table-cell>
              <table:table-cell office:value-type="float" office:value="1.8079">
                <text:p>1.8079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MySQL</text:p>
              </table:table-cell>
              <table:table-cell office:value-type="float" office:value="14.5867">
                <text:p>14.5867</text:p>
              </table:table-cell>
              <table:table-cell office:value-type="float" office:value="18.8492">
                <text:p>18.8492</text:p>
              </table:table-cell>
              <table:table-cell office:value-type="float" office:value="0.0227">
                <text:p>0.0227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Node</text:p>
              </table:table-cell>
              <table:table-cell office:value-type="float" office:value="33.1705">
                <text:p>33.1705</text:p>
              </table:table-cell>
              <table:table-cell office:value-type="float" office:value="45.7925">
                <text:p>45.7925</text:p>
              </table:table-cell>
              <table:table-cell office:value-type="float" office:value="0.0954">
                <text:p>0.0954</text:p>
              </table:table-cell>
              <table:table-cell office:value-type="float" office:value="936">
                <text:p>9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3.705cm" style:legend-expansion="high" chart:style-name="ch2"/>
        <chart:plot-area chart:style-name="ch3" table:cell-range-address="Sheet1.J2:Sheet1.L9" svg:x="0.319cm" svg:y="0.18cm" svg:width="12.508cm" svg:height="8.645cm">
          <chartooo:coordinate-region svg:x="1.417cm" svg:y="0.379cm" svg:width="11.316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:Sheet1.J9" chart:class="chart:line">
            <chart:data-point chart:repeated="8"/>
          </chart:series>
          <chart:series chart:style-name="ch8" chart:values-cell-range-address="Sheet1.K2:Sheet1.K9" chart:class="chart:line">
            <chart:data-point chart:repeated="8"/>
          </chart:series>
          <chart:series chart:style-name="ch9" chart:values-cell-range-address="Sheet1.L2:Sheet1.L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1137180300148">
                <text:p>2.1137180300148</text:p>
                <draw:g>
                  <svg:desc>Sheet1.J2:Sheet1.J9</svg:desc>
                </draw:g>
              </table:table-cell>
              <table:table-cell office:value-type="float" office:value="1.75223409847556">
                <text:p>1.75223409847556</text:p>
                <draw:g>
                  <svg:desc>Sheet1.K2:Sheet1.K9</svg:desc>
                </draw:g>
              </table:table-cell>
              <table:table-cell office:value-type="float" office:value="0.945894816496405">
                <text:p>0.945894816496405</text:p>
                <draw:g>
                  <svg:desc>Sheet1.L2:Sheet1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11097531165974">
                <text:p>6.11097531165974</text:p>
              </table:table-cell>
              <table:table-cell office:value-type="float" office:value="4.08096637283709">
                <text:p>4.08096637283709</text:p>
              </table:table-cell>
              <table:table-cell office:value-type="float" office:value="2.43486729973216">
                <text:p>2.43486729973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.0321527977733">
                <text:p>35.0321527977733</text:p>
              </table:table-cell>
              <table:table-cell office:value-type="float" office:value="12.1622071906967">
                <text:p>12.1622071906967</text:p>
              </table:table-cell>
              <table:table-cell office:value-type="float" office:value="9.01101071446205">
                <text:p>9.011010714462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.2518039313262">
                <text:p>52.2518039313262</text:p>
              </table:table-cell>
              <table:table-cell office:value-type="float" office:value="29.7223087157132">
                <text:p>29.7223087157132</text:p>
              </table:table-cell>
              <table:table-cell office:value-type="float" office:value="16.9568166402894">
                <text:p>16.9568166402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.1702984653804">
                <text:p>36.1702984653804</text:p>
              </table:table-cell>
              <table:table-cell office:value-type="float" office:value="24.6267592501179">
                <text:p>24.6267592501179</text:p>
              </table:table-cell>
              <table:table-cell office:value-type="float" office:value="14.4234321343788">
                <text:p>14.42343213437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59773980896">
                <text:p>29.59773980896</text:p>
              </table:table-cell>
              <table:table-cell office:value-type="float" office:value="22.5992414872766">
                <text:p>22.5992414872766</text:p>
              </table:table-cell>
              <table:table-cell office:value-type="float" office:value="12.2966854843217">
                <text:p>12.29668548432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1169147236866">
                <text:p>38.1169147236866</text:p>
              </table:table-cell>
              <table:table-cell office:value-type="float" office:value="29.4972730938183">
                <text:p>29.4972730938183</text:p>
              </table:table-cell>
              <table:table-cell office:value-type="float" office:value="16.6175512424309">
                <text:p>16.61755124243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.2178441687644">
                <text:p>28.2178441687644</text:p>
              </table:table-cell>
              <table:table-cell office:value-type="float" office:value="20.4400283889283">
                <text:p>20.4400283889283</text:p>
              </table:table-cell>
              <table:table-cell office:value-type="float" office:value="11.8393491393704">
                <text:p>11.83934913937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97cm" svg:height="10.011cm" xlink:href=".." xlink:type="simple" chart:class="chart:line" chart:style-name="ch1">
        <chart:legend chart:legend-position="end" svg:x="12.802cm" svg:y="4.457cm" style:legend-expansion="high" chart:style-name="ch2"/>
        <chart:plot-area chart:style-name="ch3" table:cell-range-address="Sheet1.B1:Sheet1.B9 Sheet1.F1:Sheet1.F9" chart:data-source-has-labels="both" svg:x="0.355cm" svg:y="0.2cm" svg:width="12.092cm" svg:height="9.611cm">
          <chartooo:coordinate-region svg:x="0.976cm" svg:y="0.399cm" svg:width="11.191cm" svg:height="8.765cm"/>
          <chart:axis chart:dimension="x" chart:name="primary-x" chart:style-name="ch4" chartooo:axis-type="auto">
            <chartooo:date-scale/>
            <chart:categories table:cell-range-address="Sheet1.B2:Sheet1.B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9" chart:label-cell-address="Sheet1.F1:Sheet1.F1" chart:class="chart:line">
            <chart:regression-curve chart:style-name="ch7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bined Tim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2:Sheet1.B9</svg:desc>
                </draw:g>
              </table:table-cell>
              <table:table-cell office:value-type="float" office:value="1.0572">
                <text:p>1.0572</text:p>
                <draw:g>
                  <svg:desc>Sheet1.F2:Sheet1.F9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0535">
                <text:p>2.053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.1012">
                <text:p>8.101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6.1922">
                <text:p>6.1922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31.1299">
                <text:p>31.1299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44.7275">
                <text:p>44.7275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33.4586">
                <text:p>33.4586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79.0584">
                <text:p>79.05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